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fff200" fo:border-left="none" fo:border-right="0.06pt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2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fo:background-color="#fff200" fo:border-left="none" fo:border-right="none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fff200" fo:border-left="0.06pt solid #000000" fo:border-right="none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6pt solid #000000" fo:background-color="#fff200" fo:border-left="0.06pt solid #000000" fo:border-right="none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czby" table:style-name="ta1">
        <table:table-column table:style-name="co1" table:number-columns-repeated="15" table:default-cell-style-name="ce4"/>
        <table:table-column table:style-name="co2" table:number-columns-repeated="1009" table:default-cell-style-name="ce4"/>
        <table:table-row table:style-name="ro1">
          <table:table-cell table:style-name="ce1" office:value-type="string" calcext:value-type="string" table:number-columns-spanned="3" table:number-rows-spanned="1">
            <text:p>Start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?x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?x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x??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Koniec</text:p>
          </table:table-cell>
          <table:covered-table-cell table:style-name="ce5"/>
          <table:covered-table-cell table:style-name="ce7"/>
          <table:table-cell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20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3"/>
          <table:table-cell table:style-name="ce6"/>
          <table:table-cell table:style-name="ce9"/>
          <table:table-cell table:number-columns-repeated="100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10:59:14.78437933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8:06:06.846500912</meta:creation-date>
    <dc:date>2018-01-12T11:06:59.413524699</dc:date>
    <meta:editing-duration>PT8M33S</meta:editing-duration>
    <meta:editing-cycles>2</meta:editing-cycles>
    <meta:generator>LibreOffice/5.4.2.2$Linux_X86_64 LibreOffice_project/40m0$Build-2</meta:generator>
    <meta:document-statistic meta:table-count="2" meta:cell-count="89" meta:object-count="0"/>
  </office:meta>
</office:document-meta>
</file>